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Artículo del redactor jefe</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2</text:user-defined></text:p>
          </table:table-cell>
          <table:table-cell table:style-name="Versiones.B2" office:value-type="string">
            <text:p text:style-name="P12">Traduciendo el segundo párrafo</text:p>
          </table:table-cell>
        </table:table-row>
        <table:table-row>
          <table:table-cell table:style-name="Versiones.A3" office:value-type="string">
            <text:p text:style-name="P11">0.1</text:p>
          </table:table-cell>
          <table:table-cell table:style-name="Versiones.B2" office:value-type="string">
            <text:p text:style-name="P12">Traducido el primer párrafo</text:p>
          </table:table-cell>
        </table:table-row>
        <table:table-row>
          <table:table-cell table:style-name="Versiones.A2" office:value-type="string">
            <text:p text:style-name="P11">0.01</text:p>
          </table:table-cell>
          <table:table-cell table:style-name="Versiones.B2" office:value-type="string">
            <text:p text:style-name="P12">Empezando</text:p>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Primer párrafo (corregido el 10-XII-07)<text:tab/>3</text:p>
          <text:p text:style-name="P18">2 Segundo párrafo (corregido parcialmente el 10-XII-07)<text:tab/>3</text:p>
          <text:p text:style-name="P18">3 Tercer párrafo (corregido el 10-XII-07)<text:tab/>3</text:p>
          <text:p text:style-name="P18">4 Cuarto párrafo (corregido el 10-XII-07)<text:tab/>3</text:p>
          <text:p text:style-name="P18">5 Quinto párrafo (corregido el 10-XII-07)<text:tab/>3</text:p>
          <text:p text:style-name="P18">6. Sexto párrafo (corregido el 10-XII-07)<text:tab/>3</text:p>
          <text:p text:style-name="P18">7 Séptimo párrafo (corregido el 10-XII-07)<text:tab/>4</text:p>
          <text:p text:style-name="P18">8 Octavo párrafo (corregido el 10-XII-07)<text:tab/>4</text:p>
          <text:p text:style-name="P18">9 Noveno párrafo (corregido el 10-XII-07)<text:tab/>4</text:p>
          <text:p text:style-name="P18">10 Décimo párrafo (corregido el 10-XII-07)<text:tab/>4</text:p>
        </text:index-body>
      </text:table-of-content>
      <text:p text:style-name="P14"/>
      <text:section text:style-name="Sect4" text:name="Área2">
        <text:h text:style-name="P15" text:outline-level="1">1 Primer párrafo (corregido el 10-XII-07)</text:h>
        <text:p text:style-name="P7">Es necesario tomar posiciones respecto a los hackers</text:p>
        <text:p text:style-name="P7">¿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mi cabeza estas historias y noticias, por tanto los estudiaré en el editorial de este mes. La principal cuestión a resaltar es el tipo y grado de relación con la comunidad hacker que nosotros como profesionales de la seguridad de la información debemos mantener.</text:p>
        <text:p text:style-name="P7"/>
        <text:h text:style-name="Heading_20_1" text:outline-level="1">2 Segundo párrafo (corregido parcialmente el 10-XII-07)</text:h>
        <text:p text:style-name="P7">Para empezar, la llamada “comunidad hacker no se trata de una única entidad, es tan diversa como la comunidad de los “hackers blancos”, curiosamente es tan antigua como la misma profesión de la seguridad de la información. La primera generación de hacker se ajustaba a su definición hacían público los programas que habían pirateado y como a menudo tenían recursos informáticos insuficientes, localizaban y luego utilizaban sistemas con suficientes recursos para compilar, ejecutar y validar sus programas, además su software servía de gran ayuda para la joven comunidad internauta. Sin embargo su problema era que muy a menudo no tenían autorización para utilizar los sistemas a los que accedían. Curiosamente, justificaban su comportamiento afirmando que los sistemas a los que accedían se infrautilizaban y en tanto en cuanto no se</text:p>
        <text:p text:style-name="P7"/>
        <text:h text:style-name="Heading_20_1" text:outline-level="1">3 Tercer párrafo (corregido el 10-XII-07)</text:h>
        <text:p text:style-name="P7">Sin copiar del cuaderno</text:p>
        <text:p text:style-name="P7"/>
        <text:h text:style-name="Heading_20_1" text:outline-level="1">4 Cuarto párrafo (corregido el 10-XII-07)</text:h>
        <text:p text:style-name="P7"><text:span text:style-name="T2">Sin copiar del cuaderno</text:span></text:p>
        <text:p text:style-name="P7"/>
        <text:h text:style-name="Heading_20_1" text:outline-level="1">5 Quinto párrafo (corregido el 10-XII-07)</text:h>
        <text:p text:style-name="P7"><text:span text:style-name="T2">Sin copiar del cuaderno</text:span></text:p>
        <text:p text:style-name="P7"/>
        <text:h text:style-name="Heading_20_1" text:outline-level="1">6. Sexto párrafo (corregido el 10-XII-07)</text:h>
        <text:p text:style-name="P7"><text:span text:style-name="T2">Sin copiar del cuaderno</text:span></text:p>
        <text:h text:style-name="Heading_20_1" text:outline-level="1"><text:soft-page-break/>7 Séptimo párrafo (corregido el 10-XII-07)</text:h>
        <text:p text:style-name="P7"><text:span text:style-name="T2">Sin copiar del cuaderno</text:span></text:p>
        <text:p text:style-name="P7"/>
        <text:h text:style-name="Heading_20_1" text:outline-level="1">8 Octavo párrafo (corregido el 10-XII-07)</text:h>
        <text:p text:style-name="P7"><text:span text:style-name="T2">Sin copiar del cuaderno</text:span></text:p>
        <text:p text:style-name="P7"/>
        <text:h text:style-name="Heading_20_1" text:outline-level="1">9 Noveno párrafo (corregido el 10-XII-07)</text:h>
        <text:p text:style-name="P7"><text:span text:style-name="T2">Sin copiar del cuaderno</text:span></text:p>
        <text:p text:style-name="P7"/>
        <text:h text:style-name="Heading_20_1" text:outline-level="1">10 Décimo párrafo (corregido el 10-XII-07)</text:h>
        <text:p text:style-name="P7"><text:span text:style-name="T2">Sin copiar del cuadern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0</text:user-defined></text:span></text:p>
          <text:p text:style-name="P4"><text:span text:style-name="T1">Última rev: </text:span><text:span text:style-name="T1"><text:user-defined text:name="Última Revisión">17-XII-07</text:user-defined></text:span></text:p>
          <text:p text:style-name="P4"><text:span text:style-name="T1">Versión: </text:span><text:span text:style-name="T1"><text:user-defined text:name="Versión">0.2</text:user-defined></text:span></text:p>
          <text:p text:style-name="P4"><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18T11:46:58</dc:date>
    <meta:keyword>Artículo del redactor jefe</meta:keyword>
    <meta:keyword>hackers</meta:keyword>
    <meta:keyword>traducción de textos Rosario Plaza rplaza@fi.upm.es</meta:keyword>
    <meta:editing-cycles>282</meta:editing-cycles>
    <meta:editing-duration>PT22H45M13S</meta:editing-duration>
    <meta:user-defined meta:name="Autor">Rubén Paje del Pino</meta:user-defined>
    <meta:user-defined meta:name="Versión">0.2</meta:user-defined>
    <meta:user-defined meta:name="Texto">10</meta:user-defined>
    <meta:user-defined meta:name="Última Revisión">17-XII-07</meta:user-defined>
    <meta:document-statistic meta:table-count="1" meta:image-count="0" meta:object-count="0" meta:page-count="4" meta:paragraph-count="53" meta:word-count="513" meta:character-count="2949"/>
  </office:meta>
</office:document-meta>
</file>